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Text_20_body">
      <style:text-properties fo:font-size="12pt" style:font-size-asian="10.5pt" style:font-size-complex="12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fo:font-variant="normal" fo:text-transform="none" fo:color="#3a3a3a" loext:opacity="100%" style:font-name="Times New Roman" fo:font-size="12pt" fo:letter-spacing="normal" fo:font-style="normal" fo:font-weight="normal" style:font-size-asian="12pt" style:font-size-complex="12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officeooo:rsid="001e16ed" officeooo:paragraph-rsid="001e16ed" style:font-size-asian="12pt" style:font-size-complex="12pt"/>
    </style:style>
    <style:style style:name="P9" style:family="paragraph" style:parent-style-name="Text_20_body">
      <style:text-properties fo:font-variant="normal" fo:text-transform="none" fo:color="#3a3a3a" loext:opacity="100%" style:font-name="Times New Roman" fo:font-size="12pt" fo:letter-spacing="normal" fo:font-style="normal" fo:font-weight="normal" officeooo:rsid="001e16ed" officeooo:paragraph-rsid="001e16ed" style:font-size-asian="12pt" style:font-size-complex="12pt"/>
    </style:style>
    <style:style style:name="P10" style:family="paragraph" style:parent-style-name="Heading_20_1">
      <style:text-properties fo:font-size="12pt" style:font-size-asian="10.5pt" style:font-size-complex="12pt"/>
    </style:style>
    <style:style style:name="T1" style:family="text">
      <style:text-properties fo:font-variant="normal" fo:text-transform="none" fo:color="#3a3a3a" loext:opacity="100%" fo:letter-spacing="normal" fo:font-style="normal" fo:font-weight="normal"/>
    </style:style>
    <style:style style:name="T2" style:family="text">
      <style:text-properties fo:font-variant="normal" fo:text-transform="none" fo:color="#3a3a3a" loext:opacity="100%" fo:letter-spacing="normal" fo:font-style="normal" fo:font-weight="normal" officeooo:rsid="00182a14"/>
    </style:style>
    <style:style style:name="T3" style:family="text">
      <style:text-properties fo:font-variant="normal" fo:text-transform="none" fo:color="#3a3a3a" loext:opacity="100%" fo:letter-spacing="normal" fo:font-style="normal" fo:font-weight="normal" officeooo:rsid="0018825f"/>
    </style:style>
    <style:style style:name="T4" style:family="text">
      <style:text-properties fo:font-variant="normal" fo:text-transform="none" fo:color="#3a3a3a" loext:opacity="100%" fo:letter-spacing="normal" fo:font-style="normal" fo:font-weight="normal" officeooo:rsid="001a4360"/>
    </style:style>
    <style:style style:name="T5" style:family="text">
      <style:text-properties fo:font-variant="normal" fo:text-transform="none" fo:color="#3a3a3a" loext:opacity="100%" fo:letter-spacing="normal" fo:font-style="normal" fo:font-weight="normal" officeooo:rsid="001c3b00"/>
    </style:style>
    <style:style style:name="T6" style:family="text">
      <style:text-properties fo:font-variant="normal" fo:text-transform="none" fo:color="#111111" loext:opacity="100%" fo:letter-spacing="normal" fo:font-style="normal" fo:font-weight="normal"/>
    </style:style>
    <style:style style:name="T7" style:family="text">
      <style:text-properties fo:color="#111111" loext:opacity="100%"/>
    </style:style>
    <style:style style:name="T8" style:family="text">
      <style:text-properties officeooo:rsid="0017d4ff"/>
    </style:style>
    <style:style style:name="T9" style:family="text">
      <style:text-properties officeooo:rsid="001a436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ondateurs :</text:p>
      <text:p text:style-name="Standard">O'Brian Clément Cadet</text:p>
      <text:p text:style-name="Standard">Dainty Cadet</text:p>
      <text:p text:style-name="P1"/>
      <text:p text:style-name="P1"/>
      <text:p text:style-name="P1"/>
      <text:p text:style-name="P1"/>
      <text:p text:style-name="P2">Univers MCH</text:p>
      <text:p text:style-name="P2">Mch Comics</text:p>
      <text:p text:style-name="P2">-</text:p>
      <text:p text:style-name="P1">Elijah Jo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256_1078134741" text:style-name="Index_20_Link" text:visited-style-name="Index_20_Link">Origines<text:tab/>3</text:a></text:p>
        </text:index-body>
      </text:table-of-content>
      <text:h text:style-name="P10"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256_1078134741"/><text:soft-page-break/>Origines<text:bookmark-end text:name="__RefHeading__256_1078134741"/></text:h>
      <text:p text:style-name="Text_20_body"/>
      <text:p text:style-name="P7">Elijah Jones née en 1922 à Ha<text:span text:style-name="T8">ï</text:span>fa (vraie ville) dans un famille bourgeoise. Il est envoyé en pensionnat en Angleterre <text:span text:style-name="T9">puis fini ses études à l'université de Yale</text:span>, puis travaille au conseil de sécurité de l'<text:span text:style-name="T9">ONU.</text:span> <text:span text:style-name="T7">Elijah</text:span><text:span text:style-name="T6"> est assez secre</text:span><text:span text:style-name="T1">t, il possède un très bon esprit de déduction. Il grand fort et à cependant il a un grand respect pour la </text:span><text:span text:style-name="T2">hiérarchie </text:span><text:span text:style-name="T3">cependant il est prêt a faire ce qu'il faut pour bouger une situation</text:span><text:span text:style-name="T2">. </text:span><text:span text:style-name="T4">Ses parents sont Jimmy Jack Jones III et Deborah (Benkasem) Jones. L'un est Ingénieur en Informatique et l'autre est Infirmière. Elijah est seul enfant. Ils ont mis toutes leurs ressources économiques, moral, physique et leurs valeurs dans Elijah. Leur famille sont des Juifs Messianique. Ainsi Il à véçu 12 ans en Israël, 5 ans en Angleterre puis </text:span><text:span text:style-name="T5">au USA ou il finit par vivre</text:span><text:span text:style-name="T4">.</text:span></text:p>
      <text:p text:style-name="P8"><text:span text:style-name="T4">I</text:span><text:span text:style-name="T1">l a intégré la CIA puis le NACA pour ensuite de venir à 31 ans l'ambassadeur du président au conseil de sécurité.</text:span></text:p>
      <text:p text:style-name="P9">Il habite dans l'état de Virginie dans le quartier d'Arlington.</text:p>
      <text:p text:style-name="P6">Il ressemble à ça c.f image dans le dossier.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0-30T14:57:45.06</meta:creation-date>
    <dc:date>2024-02-12T22:07:33.599000000</dc:date>
    <meta:editing-duration>PT6H21M9S</meta:editing-duration>
    <meta:editing-cycles>16</meta:editing-cycles>
    <meta:generator>LibreOffice/7.2.2.2$Windows_X86_64 LibreOffice_project/02b2acce88a210515b4a5bb2e46cbfb63fe97d56</meta:generator>
    <meta:document-statistic meta:table-count="0" meta:image-count="0" meta:object-count="0" meta:page-count="3" meta:paragraph-count="14" meta:word-count="200" meta:character-count="1135" meta:non-whitespace-character-count="947"/>
  </office:meta>
</office:document-meta>
</file>